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01in"/>
    </style:style>
    <style:style style:name="co3" style:family="table-column">
      <style:table-column-properties fo:break-before="auto" style:column-width="1.2201in"/>
    </style:style>
    <style:style style:name="co4" style:family="table-column">
      <style:table-column-properties fo:break-before="auto" style:column-width="1.2398in"/>
    </style:style>
    <style:style style:name="co5" style:family="table-column">
      <style:table-column-properties fo:break-before="auto" style:column-width="1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style:use-window-font-color="tru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29"/>
    <style:style style:name="ce6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">
      <style:table-cell-properties fo:background-color="#ffff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NIEL EDUARDO BAUTISTA FUENTES</text:p>
          </table:table-cell>
          <table:table-cell table:number-columns-repeated="7"/>
        </table:table-row>
        <table:table-row table:style-name="ro1">
          <table:table-cell office:value-type="float" office:value="2121323" calcext:value-type="float">
            <text:p>21213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Ejercicio 1: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¿Qué será más productivo para una inversión?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a. Un 14.5% de interés compuesto por semestres, o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b. Un 14% de interés compuesto trimestral.</text:p>
          </table:table-cell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N A</text:p>
          </table:table-cell>
          <table:table-cell office:value-type="string" calcext:value-type="string">
            <text:p>PLAN 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currency" office:currency="GTQ" office:value="1000" calcext:value-type="currency">
            <text:p>1,000.00 GTQ</text:p>
          </table:table-cell>
          <table:table-cell table:style-name="ce5" table:formula="of:=[.B10]" office:value-type="currency" office:currency="GTQ" office:value="1000" calcext:value-type="currency">
            <text:p>1,000.00 GT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table:style-name="ce6" office:value-type="percentage" office:value="0.145" calcext:value-type="percentage">
            <text:p>14.50%</text:p>
          </table:table-cell>
          <table:table-cell table:style-name="ce6" office:value-type="percentage" office:value="0.14" calcext:value-type="percentage">
            <text:p>14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table:style-name="ce5" table:formula="of:=[.B10]*(1+([.B11]/[.B12]))^([.B13]*[.B12])" office:value-type="currency" office:currency="GTQ" office:value="1150.25625" calcext:value-type="currency">
            <text:p>1,150.26 GTQ</text:p>
          </table:table-cell>
          <table:table-cell table:style-name="ce5" table:formula="of:=[.C10]*(1+([.C11]/[.C12]))^([.C13]*[.C12])" office:value-type="currency" office:currency="GTQ" office:value="1147.523000625" calcext:value-type="currency">
            <text:p>1,147.52 GT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/M2</text:p>
          </table:table-cell>
          <table:table-cell table:formula="of:=[.B14]/[.C14]" office:value-type="float" office:value="1.00238186892421" calcext:value-type="float">
            <text:p>1.00238186892421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ES MAS RENTABLE EL PLAN A, ES UN 0.5% mayor la ganancia si se invierte durante el mismo periodo de tiempo n</text:p>
          </table:table-cell>
          <table:covered-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Ejercicio 2: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uánto se acumula en una cuenta de ahorro que paga el 18.6% anual capitalizable po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bimestres, en un plazo de 2 años, si se invierten $ 35,000.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currency" office:currency="GTQ" office:value="35000" calcext:value-type="currency">
            <text:p>35,000.00 GT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table:style-name="ce6" office:value-type="percentage" office:value="0.186" calcext:value-type="percentage">
            <text:p>18.6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table:style-name="ce5" table:formula="of:=[.B25]*(1+([.B26]/[.B27]))^([.B28]*[.B27])" office:value-type="currency" office:currency="GTQ" office:value="50486.1237808912" calcext:value-type="currency">
            <text:p>50,486.12 GTQ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SE ACUMULAN Q50486.12, en el plan sugerido</text:p>
          </table:table-cell>
          <table:covered-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Ejercicio 3: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¿Cuál de las siguientes alternativas es mas favorable para un inversionista?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) Invertir en una cuenta de ahorros que paga el 16.25% anual compuesto por meses.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b) Invertir en una cuenta bancaria que paga el 16.75% anual compuesto por cuatrimestres.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) Invertir en una cuenta de valores al 15.4% anual capitalizable por bimestre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AN A</text:p>
          </table:table-cell>
          <table:table-cell office:value-type="string" calcext:value-type="string">
            <text:p>PLAN B</text:p>
          </table:table-cell>
          <table:table-cell office:value-type="string" calcext:value-type="string">
            <text:p>PLAN 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currency" office:currency="GTQ" office:value="1000" calcext:value-type="currency">
            <text:p>1,000.00 GTQ</text:p>
          </table:table-cell>
          <table:table-cell table:style-name="ce5" table:formula="of:=[.B40]" office:value-type="currency" office:currency="GTQ" office:value="1000" calcext:value-type="currency">
            <text:p>1,000.00 GTQ</text:p>
          </table:table-cell>
          <table:table-cell table:style-name="ce5" table:formula="of:=[.C40]" office:value-type="currency" office:currency="GTQ" office:value="1000" calcext:value-type="currency">
            <text:p>1,000.00 GT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table:style-name="ce6" office:value-type="percentage" office:value="0.1625" calcext:value-type="percentage">
            <text:p>16.25%</text:p>
          </table:table-cell>
          <table:table-cell table:style-name="ce6" office:value-type="percentage" office:value="0.1675" calcext:value-type="percentage">
            <text:p>16.75%</text:p>
          </table:table-cell>
          <table:table-cell table:style-name="ce6" office:value-type="percentage" office:value="0.154" calcext:value-type="percentage">
            <text:p>15.4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style-name="ce5" table:formula="of:=[.B40]*(1+([.B41]/[.B42]))^([.B43]*[.B42])" office:value-type="currency" office:currency="GTQ" office:value="1175.16618623587" calcext:value-type="currency">
            <text:p>1,175.17 GTQ</text:p>
          </table:table-cell>
          <table:table-cell table:style-name="ce5" table:formula="of:=[.C40]*(1+([.C41]/[.C42]))^([.C43]*[.C42])" office:value-type="currency" office:currency="GTQ" office:value="1177.02613599537" calcext:value-type="currency">
            <text:p>1,177.03 GTQ</text:p>
          </table:table-cell>
          <table:table-cell table:style-name="ce5" table:formula="of:=[.D40]*(1+([.D41]/[.D42]))^([.D43]*[.D42])" office:value-type="currency" office:currency="GTQ" office:value="1164.22641620175" calcext:value-type="currency">
            <text:p>1,164.23 GTQ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ES MEJOR EL PLAN B</text:p>
          </table:table-cell>
          <table:covered-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Ejercicio 4: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eterminar el tiempo en que se duplica una inversión con las siguientes tasas de interés simpl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nual: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) 15%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b) 12%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) 8%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) 6%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 = C(1+in)</text:p>
          </table:table-cell>
          <table:table-cell table:number-columns-repeated="2"/>
          <table:table-cell table:style-name="ce9" office:value-type="string" calcext:value-type="string">
            <text:p>TIEMPO</text:p>
          </table:table-cell>
          <table:table-cell table:style-name="ce9" office:value-type="string" calcext:value-type="string">
            <text:p>AÑOS</text:p>
          </table:table-cell>
          <table:table-cell table:style-name="ce9" office:value-type="string" calcext:value-type="string">
            <text:p>MESES</text:p>
          </table:table-cell>
          <table:table-cell table:style-name="ce9" office:value-type="string" calcext:value-type="string">
            <text:p>DIAS</text:p>
          </table:table-cell>
          <table:table-cell/>
        </table:table-row>
        <table:table-row table:style-name="ro1">
          <table:table-cell office:value-type="string" calcext:value-type="string">
            <text:p>2C = C(1+in)</text:p>
          </table:table-cell>
          <table:table-cell/>
          <table:table-cell office:value-type="string" calcext:value-type="string">
            <text:p>PLAN A</text:p>
          </table:table-cell>
          <table:table-cell table:formula="of:=1/0.15" office:value-type="float" office:value="6.66666666666667" calcext:value-type="float">
            <text:p>6.66666666666667</text:p>
          </table:table-cell>
          <table:table-cell table:formula="of:=ROUNDDOWN([.D59])" office:value-type="float" office:value="6" calcext:value-type="float">
            <text:p>6</text:p>
          </table:table-cell>
          <table:table-cell table:formula="of:=([.D59]-[.E59])*1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 = 1 + in</text:p>
          </table:table-cell>
          <table:table-cell/>
          <table:table-cell office:value-type="string" calcext:value-type="string">
            <text:p>PLAN B</text:p>
          </table:table-cell>
          <table:table-cell table:formula="of:=1/0.12" office:value-type="float" office:value="8.33333333333333" calcext:value-type="float">
            <text:p>8.33333333333333</text:p>
          </table:table-cell>
          <table:table-cell table:formula="of:=ROUNDDOWN([.D60])" office:value-type="float" office:value="8" calcext:value-type="float">
            <text:p>8</text:p>
          </table:table-cell>
          <table:table-cell table:formula="of:=([.D60]-[.E60])*12" office:value-type="float" office:value="4.00000000000001" calcext:value-type="float">
            <text:p>4.00000000000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 = in</text:p>
          </table:table-cell>
          <table:table-cell/>
          <table:table-cell office:value-type="string" calcext:value-type="string">
            <text:p>PLAN C</text:p>
          </table:table-cell>
          <table:table-cell table:formula="of:=1/0.08" office:value-type="float" office:value="12.5" calcext:value-type="float">
            <text:p>12.5</text:p>
          </table:table-cell>
          <table:table-cell table:formula="of:=ROUNDDOWN([.D61])" office:value-type="float" office:value="12" calcext:value-type="float">
            <text:p>12</text:p>
          </table:table-cell>
          <table:table-cell table:formula="of:=([.D61]-[.E61])*1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 = 1/i</text:p>
          </table:table-cell>
          <table:table-cell/>
          <table:table-cell office:value-type="string" calcext:value-type="string">
            <text:p>PLAN D</text:p>
          </table:table-cell>
          <table:table-cell table:formula="of:=1/0.06" office:value-type="float" office:value="16.6666666666667" calcext:value-type="float">
            <text:p>16.6666666666667</text:p>
          </table:table-cell>
          <table:table-cell table:formula="of:=ROUNDDOWN([.D62])" office:value-type="float" office:value="16" calcext:value-type="float">
            <text:p>16</text:p>
          </table:table-cell>
          <table:table-cell table:formula="of:=([.D62]-[.E62])*12" office:value-type="float" office:value="8.00000000000001" calcext:value-type="float">
            <text:p>8.00000000000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Ejercicio 5: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eterminar la tasa de interés que se necesita para duplicar una inversión con las siguiente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pciones, durante 4 años: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. Interés anual capitalizable por trimestres.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b. Interés anual capitalizable por bimestres.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. Interés anual capitalizable por cuatrimestres.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. Interés anual capitalizable por semestres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 = C(1+i/p)^(n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C = C(1+i/p)^(n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= (1+i/p)^(np)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√_np(2) = 1+i/p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√_np(2) - 1 = I/p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(√_np(2) - 1) = 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PLAN A</text:p>
          </table:table-cell>
          <table:table-cell table:style-name="ce7" office:value-type="string" calcext:value-type="string">
            <text:p>PLAN B</text:p>
          </table:table-cell>
          <table:table-cell table:style-name="ce7" office:value-type="string" calcext:value-type="string">
            <text:p>PLAN C</text:p>
          </table:table-cell>
          <table:table-cell table:style-name="ce7" office:value-type="string" calcext:value-type="string">
            <text:p>PLAN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style-name="ce6" table:formula="of:=(POWER(2;1/([.B80]*[.B81]))-1)*[.B80]" office:value-type="percentage" office:value="0.177095129709655" calcext:value-type="percentage">
            <text:p>17.71%</text:p>
          </table:table-cell>
          <table:table-cell table:style-name="ce6" table:formula="of:=(POWER(2;1/([.C80]*[.C81]))-1)*[.C80]" office:value-type="percentage" office:value="0.175813419860952" calcext:value-type="percentage">
            <text:p>17.58%</text:p>
          </table:table-cell>
          <table:table-cell table:style-name="ce6" table:formula="of:=(POWER(2;1/([.D80]*[.D81]))-1)*[.D80]" office:value-type="percentage" office:value="0.178389283077886" calcext:value-type="percentage">
            <text:p>17.84%</text:p>
          </table:table-cell>
          <table:table-cell table:style-name="ce6" table:formula="of:=(POWER(2;1/([.E80]*[.E81]))-1)*[.E80]" office:value-type="percentage" office:value="0.181015465330515" calcext:value-type="percentage">
            <text:p>18.10%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PLAN A</text:p>
          </table:table-cell>
          <table:table-cell table:style-name="ce7" office:value-type="string" calcext:value-type="string">
            <text:p>PLAN B</text:p>
          </table:table-cell>
          <table:table-cell table:style-name="ce7" office:value-type="string" calcext:value-type="string">
            <text:p>PLAN C</text:p>
          </table:table-cell>
          <table:table-cell table:style-name="ce7" office:value-type="string" calcext:value-type="string">
            <text:p>PLAN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currency" office:currency="GTQ" office:value="1000" calcext:value-type="currency">
            <text:p>1,000.00 GTQ</text:p>
          </table:table-cell>
          <table:table-cell table:style-name="ce5" table:formula="of:=[.B86]" office:value-type="currency" office:currency="GTQ" office:value="1000" calcext:value-type="currency">
            <text:p>1,000.00 GTQ</text:p>
          </table:table-cell>
          <table:table-cell table:style-name="ce5" table:formula="of:=[.C86]" office:value-type="currency" office:currency="GTQ" office:value="1000" calcext:value-type="currency">
            <text:p>1,000.00 GTQ</text:p>
          </table:table-cell>
          <table:table-cell table:style-name="ce5" table:formula="of:=[.D86]" office:value-type="currency" office:currency="GTQ" office:value="1000" calcext:value-type="currency">
            <text:p>1,000.00 GTQ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8" table:formula="of:=[.B82]" office:value-type="percentage" office:value="0.177095129709655" calcext:value-type="percentage">
            <text:p>17.71%</text:p>
          </table:table-cell>
          <table:table-cell table:style-name="ce8" table:formula="of:=[.C82]" office:value-type="percentage" office:value="0.175813419860952" calcext:value-type="percentage">
            <text:p>17.58%</text:p>
          </table:table-cell>
          <table:table-cell table:style-name="ce8" table:formula="of:=[.D82]" office:value-type="percentage" office:value="0.178389283077886" calcext:value-type="percentage">
            <text:p>17.84%</text:p>
          </table:table-cell>
          <table:table-cell table:style-name="ce8" table:formula="of:=[.E82]" office:value-type="percentage" office:value="0.181015465330515" calcext:value-type="percentage">
            <text:p>18.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6" calcext:value-type="float">
            <text:p>6</text:p>
          </table:table-cell>
          <table:table-cell table:formula="of:=[.D80]" office:value-type="float" office:value="3" calcext:value-type="float">
            <text:p>3</text:p>
          </table:table-cell>
          <table:table-cell table:formula="of:=[.E8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4" calcext:value-type="float">
            <text:p>4</text:p>
          </table:table-cell>
          <table:table-cell table:formula="of:=[.E8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table:style-name="ce5" table:formula="of:=[.B86]*(1+([.B87]/[.B88]))^([.B89]*[.B88])" office:value-type="currency" office:currency="GTQ" office:value="2000" calcext:value-type="currency">
            <text:p>2,000.00 GTQ</text:p>
          </table:table-cell>
          <table:table-cell table:style-name="ce5" table:formula="of:=[.C86]*(1+([.C87]/[.C88]))^([.C89]*[.C88])" office:value-type="currency" office:currency="GTQ" office:value="2000" calcext:value-type="currency">
            <text:p>2,000.00 GTQ</text:p>
          </table:table-cell>
          <table:table-cell table:style-name="ce5" table:formula="of:=[.D86]*(1+([.D87]/[.D88]))^([.D89]*[.D88])" office:value-type="currency" office:currency="GTQ" office:value="2000" calcext:value-type="currency">
            <text:p>2,000.00 GTQ</text:p>
          </table:table-cell>
          <table:table-cell table:style-name="ce5" table:formula="of:=[.E86]*(1+([.E87]/[.E88]))^([.E89]*[.E88])" office:value-type="currency" office:currency="GTQ" office:value="2000" calcext:value-type="currency">
            <text:p>2,000.00 GTQ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>GTQ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GTQ</number:currency-symbol>
      <style:map style:condition="value()&gt;=0" style:apply-style-name="N129P0"/>
    </number:currency-style>
    <number:number-style style:name="N13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20:13:46.194385661</meta:creation-date>
    <dc:date>2024-08-21T20:53:47.588147901</dc:date>
    <meta:editing-duration>PT2M51S</meta:editing-duration>
    <meta:editing-cycles>1</meta:editing-cycles>
    <meta:document-statistic meta:table-count="1" meta:cell-count="166" meta:object-count="0"/>
    <meta:generator>LibreOffice/24.2.5.2$Linux_X86_64 LibreOffice_project/420$Build-2</meta:generator>
  </office:meta>
</office:document-meta>
</file>